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weight-asian="normal" style:font-style-complex="italic"/>
    </style:style>
    <style:style style:name="T3" style:family="text">
      <style:text-properties fo:font-style="italic" fo:font-weight="normal" style:font-style-asian="italic" style:font-style-complex="italic"/>
    </style:style>
    <style:style style:name="T4" style:family="text">
      <style:text-properties fo:font-style="italic" fo:font-weight="normal" style:font-style-asian="italic" style:font-style-complex="italic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font-style-asian="normal" style:font-weight-asian="normal" style:font-style-complex="normal"/>
    </style:style>
    <style:style style:name="T8" style:family="text">
      <style:text-properties fo:font-style="normal" fo:font-weight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weight-asian="normal"/>
    </style:style>
    <style:style style:name="T13" style:family="text">
      <style:text-properties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SS-UP</text:p>
      <text:p text:style-name="P2">1) BIOLOGY <text:span text:style-name="T1">Multiple Choice</text:span> Which of the following is commonly referred to as the oldest living lineage of vertebrates?</text:p>
      <text:p text:style-name="P2"/>
      <text:p text:style-name="P2">W) Conodonts</text:p>
      <text:p text:style-name="P2">X) Gnathostomes</text:p>
      <text:p text:style-name="P2">Y) Petromyzontida</text:p>
      <text:p text:style-name="P2">Z) Chondrichthyes</text:p>
      <text:p text:style-name="P2"/>
      <text:p text:style-name="P2">ANSWER: Y) PETROMYZONTIDA</text:p>
      <text:p text:style-name="P2"/>
      <text:p text:style-name="P1">BONUS</text:p>
      <text:p text:style-name="P2">2) BIOLOGY <text:span text:style-name="T1">Short Answer</text:span><text:span text:style-name="T6"> By name or number, which of the following four statements is or are true of all conodonts?</text:span></text:p>
      <text:p text:style-name="P2"><text:span text:style-name="T6"/></text:p>
      <text:p text:style-name="P2"><text:span text:style-name="T6">1: The entire class of Conodonts are postulated to have been wiped out by the Permian-Triassic extinction event.</text:span></text:p>
      <text:p text:style-name="P2"><text:span text:style-name="T6">2: The feeding apparati found in conodonts are radically different from the jaws of modern animals.</text:span></text:p>
      <text:p text:style-name="P2"><text:span text:style-name="T6">3: Conodonts are widely agreed to have had large eyes, fins with fin rays, and a notochord. </text:span></text:p>
      <text:p text:style-name="P2">4: Conodonts are considered to be closest to the modern day chondrichthyes.</text:p>
      <text:p text:style-name="P2"/>
      <text:p text:style-name="P2">ANSWER: '2 and 3'</text:p>
      <text:p text:style-name="P2"/>
      <text:p text:style-name="P1">TOSS-UP</text:p>
      <text:p text:style-name="P2">3) CHEMISTRY <text:span text:style-name="T1">Multiple Choice </text:span><text:span text:style-name="T6">In this phase of liquid crystal, the calamitic or rod-shaped organic molecules have no positional order but are staggered along their long axes. </text:span></text:p>
      <text:p text:style-name="P2"><text:span text:style-name="T6"/></text:p>
      <text:p text:style-name="P2"><text:span text:style-name="T6">W) Choleristic phase</text:span></text:p>
      <text:p text:style-name="P2"><text:span text:style-name="T6">X) Smectic phase</text:span></text:p>
      <text:p text:style-name="P2"><text:span text:style-name="T6">Y) Chiral phase</text:span></text:p>
      <text:p text:style-name="P2"><text:span text:style-name="T6">Z) Nematic phase</text:span></text:p>
      <text:p text:style-name="P2"><text:span text:style-name="T6"><text:line-break/>ANSWER: Z) NEMATIC PHASE<text:line-break/></text:span></text:p>
      <text:p text:style-name="P1">BONUS</text:p>
      <text:p text:style-name="P2">4) <text:span text:style-name="T6">CHEMISTRY </text:span><text:span text:style-name="T1">Short Answer</text:span><text:span text:style-name="T6"> By name or number, which of the following four statements is or are true of liquid crystals?</text:span></text:p>
      <text:p text:style-name="P2"><text:span text:style-name="T6"/></text:p>
      <text:p text:style-name="P2"><text:span text:style-name="T6">1: Thermotropic liquid crystals are created by melting the solid phase.</text:span></text:p>
      <text:p text:style-name="P2"><text:span text:style-name="T6">2: Lyotropic liquid crystals are composed of both organic and inorganic molecules.</text:span></text:p>
      <text:p text:style-name="P2"><text:span text:style-name="T6">3: Anisotropic materials have properties that do not depend on the direction of measurement.</text:span></text:p>
      <text:p text:style-name="P2"><text:span text:style-name="T6">4: Thermotropic liquid crystals are almost always found in the smectic phase.</text:span></text:p>
      <text:p text:style-name="P2"><text:span text:style-name="T6"/></text:p>
      <text:p text:style-name="P2"><text:span text:style-name="T6">ANSWER: '1 only'</text:span></text:p>
      <text:p text:style-name="P2"><text:span text:style-name="T6"/></text:p>
      <text:p text:style-name="P1">TOSS-UP</text:p>
      <text:p text:style-name="P2">5) <text:span text:style-name="T6">PHYSICS </text:span><text:span text:style-name="T1">Short Answer</text:span><text:span text:style-name="T6"> Calculate the wavelength of a sound wave moving through air in 20 degrees Celsius if its frequency is .25 kHz and if the speed of sound at this temperature is 350 meters per second.</text:span></text:p>
      <text:p text:style-name="P2"><text:soft-page-break/><text:span text:style-name="T6"><text:line-break/>ANSWER: 1.4 METERS</text:span></text:p>
      <text:p text:style-name="P2"><text:span text:style-name="T6"/></text:p>
      <text:p text:style-name="P1">BONUS</text:p>
      <text:p text:style-name="P2">6) <text:span text:style-name="T6">PHYSICS </text:span><text:span text:style-name="T1">Short Answer </text:span><text:span text:style-name="T6">Given that a particle's wave function is 2cos(10*pi*t), answer the following three questions.</text:span></text:p>
      <text:p text:style-name="P2"><text:span text:style-name="T6"/></text:p>
      <text:p text:style-name="P2"><text:span text:style-name="T6">1: What is this particle's position at time = 1/40?</text:span></text:p>
      <text:p text:style-name="P2"><text:span text:style-name="T6">2: What is the amplitude and frequency of this wave, respectively?</text:span></text:p>
      <text:p text:style-name="P2"><text:span text:style-name="T6">3: What is the velocity of this wave at t=.25?</text:span></text:p>
      <text:p text:style-name="P2"><text:span text:style-name="T6"/></text:p>
      <text:p text:style-name="P2"><text:span text:style-name="T6">ANSWER: 1: square root of 2; 2: A = 2, f = 5; 3: -20pi </text:span></text:p>
      <text:p text:style-name="P2"><text:span text:style-name="T6"/></text:p>
      <text:p text:style-name="P1">TOSS-UP</text:p>
      <text:p text:style-name="P2">7) MATHEMATICS <text:span text:style-name="T1">Short Answer</text:span><text:span text:style-name="T6"> Three fair four-sided dice are rolled. What is the probability that the sum of these dice will be exactly equal to 7?</text:span></text:p>
      <text:p text:style-name="P2"><text:span text:style-name="T6"/></text:p>
      <text:p text:style-name="P2"><text:span text:style-name="T6">ANSWER: 3/16 (ACCEPT 6/64)</text:span></text:p>
      <text:p text:style-name="P2"><text:span text:style-name="T6"/></text:p>
      <text:p text:style-name="P1">BONUS</text:p>
      <text:p text:style-name="P2">8) <text:span text:style-name="T6">MATHEMATICS </text:span><text:span text:style-name="T1">Multiple Choice </text:span><text:span text:style-name="T6">Three fair seven-sided dice are rolled. What is the probability that the sum of these dice will be exactly equal to 15?</text:span></text:p>
      <text:p text:style-name="P2"><text:span text:style-name="T6"/></text:p>
      <text:p text:style-name="P2"><text:span text:style-name="T6">W) 4/49</text:span></text:p>
      <text:p text:style-name="P2"><text:span text:style-name="T6">X) 9/49</text:span></text:p>
      <text:p text:style-name="P2"><text:span text:style-name="T6">Y) 27/343</text:span></text:p>
      <text:p text:style-name="P2"><text:span text:style-name="T6">Z) 64/343<text:line-break/><text:line-break/>ANSWER: W) 4/49</text:span></text:p>
      <text:p text:style-name="P2"><text:span text:style-name="T6"/></text:p>
      <text:p text:style-name="P1">TOSS-UP</text:p>
      <text:p text:style-name="P2">9) <text:span text:style-name="T6">ENERGY </text:span><text:span text:style-name="T1">Short Answer </text:span><text:span text:style-name="T6">What is the Gibbs free energy of a system with an enthalpy of -302 Joules, an entropy of -17 Joules per kelvin, and a temperature of 115 Kelvin?</text:span></text:p>
      <text:p text:style-name="P2"><text:span text:style-name="T6"/></text:p>
      <text:p text:style-name="P2"><text:span text:style-name="T6">ANSWER: 1653 JOULES</text:span></text:p>
      <text:p text:style-name="P2"><text:span text:style-name="T6"/></text:p>
      <text:p text:style-name="P1">BONUS</text:p>
      <text:p text:style-name="P2">10) <text:span text:style-name="T6">ENERGY </text:span><text:span text:style-name="T1">Short Answer</text:span><text:span text:style-name="T6"> Which of the following four statements about thermodynamics is or are false?</text:span></text:p>
      <text:p text:style-name="P2"><text:span text:style-name="T6"/></text:p>
      <text:p text:style-name="P2"><text:span text:style-name="T6">1: A reaction is said to be exergonic if its Gibbs free energy is negative.</text:span></text:p>
      <text:p text:style-name="P2"><text:span text:style-name="T6">2: A reaction is said to be nonspontaneous if it is endergonic.</text:span></text:p>
      <text:p text:style-name="P2"><text:span text:style-name="T6">3: A reaction is said to be exothermic and adiabatic if its internal temperature rises and if its enthalpy is positive.</text:span></text:p>
      <text:p text:style-name="P2"><text:span text:style-name="T6">4: A reaction is said to be endothermic and adiabatic if its internal temperature lessens and if its enthalpy is positive.</text:span></text:p>
      <text:p text:style-name="P2"><text:span text:style-name="T6"/></text:p>
      <text:p text:style-name="P2"><text:span text:style-name="T6">ANSWER: '3 only'</text:span></text:p>
      <text:p text:style-name="P2"><text:span text:style-name="T6"/></text:p>
      <text:p text:style-name="P1"><text:soft-page-break/>TOSS-UP</text:p>
      <text:p text:style-name="P2">11) <text:span text:style-name="T6">EARTH AND SPACE SCIENCE </text:span><text:span text:style-name="T1">Multiple Choice</text:span><text:span text:style-name="T6"> Which of the following is the most likely path of stellar evolution for a star of one-half solar mass on the H-R diagram, according to the red giant branch? </text:span></text:p>
      <text:p text:style-name="P2"><text:span text:style-name="T6"/></text:p>
      <text:p text:style-name="P2"><text:span text:style-name="T6">W) Upper-left to upper-right</text:span></text:p>
      <text:p text:style-name="P2"><text:span text:style-name="T6">X) Upper-right to lower-right</text:span></text:p>
      <text:p text:style-name="P2"><text:span text:style-name="T6">Y) Lower-right to lower-left</text:span></text:p>
      <text:p text:style-name="P2"><text:span text:style-name="T6">Z) Greatly varies</text:span></text:p>
      <text:p text:style-name="P2"><text:span text:style-name="T6"/></text:p>
      <text:p text:style-name="P2"><text:span text:style-name="T6">ANSWER: X) UPPER-RIGHT TO LOWER-RIGHT</text:span></text:p>
      <text:p text:style-name="P2"><text:span text:style-name="T6"/></text:p>
      <text:p text:style-name="P1">BONUS</text:p>
      <text:p text:style-name="P2">12) <text:span text:style-name="T6">EARTH AND SPACE SCIENCE </text:span><text:span text:style-name="T1">Short Answer </text:span><text:span text:style-name="T6">By name or number, which of the following four statements is or are FALSE regarding stellar evolution?</text:span></text:p>
      <text:p text:style-name="P2"><text:span text:style-name="T6"><text:line-break/>1: Hypernovae are explosions with energies of over 1000 supernovae.</text:span></text:p>
      <text:p text:style-name="P2"><text:span text:style-name="T6">2: Wolf-Rayet stars are extremely bright, blue stars that are incredibly rare.</text:span></text:p>
      <text:p text:style-name="P2"><text:span text:style-name="T6">3: Red supergiants will start at the upper-right of the H-R diagram, then move to the left as they evolve.</text:span></text:p>
      <text:p text:style-name="P2"><text:span text:style-name="T6">4: Pollux, Polaris, and Vega are in the main sequence of stars.</text:span></text:p>
      <text:p text:style-name="P2"><text:span text:style-name="T6"/></text:p>
      <text:p text:style-name="P2"><text:span text:style-name="T6">ANSWER: '1, 2, and 4' OR 'All but 3'</text:span></text:p>
      <text:p text:style-name="P2"><text:span text:style-name="T6"/></text:p>
      <text:p text:style-name="P1">TOSS-UP</text:p>
      <text:p text:style-name="Standard"><text:span text:style-name="T11">13) </text:span><text:span text:style-name="T9">BIOLOGY </text:span><text:span text:style-name="T5">Short Answer </text:span><text:span text:style-name="T9">Which of the following is the thin-walled, expanded portion of the alimentary tract used for the storage of food prior to digestion that is found in most gastropods, birds, and insects?</text:span></text:p>
      <text:p text:style-name="Standard"><text:span text:style-name="T9"/></text:p>
      <text:p text:style-name="Standard"><text:span text:style-name="T9">ANSWER: CROP</text:span></text:p>
      <text:p text:style-name="Standard"><text:span text:style-name="T9"/></text:p>
      <text:p text:style-name="P1">BONUS</text:p>
      <text:p text:style-name="P2">14) <text:span text:style-name="T6">BIOLOGY </text:span><text:span text:style-name="T1">Short Answer</text:span><text:span text:style-name="T6"> By name or number, which of the following four statements is or are TRUE about the anatomy of an earthworm?</text:span></text:p>
      <text:p text:style-name="P2"><text:span text:style-name="T6"/></text:p>
      <text:p text:style-name="P2"><text:span text:style-name="T6">1: The pharynx in an earthworm serves to pulverize food before digestion.</text:span></text:p>
      <text:p text:style-name="P2"><text:span text:style-name="T6">2: The gizzard is the first organ in the alimentary canal to begin digestion.</text:span></text:p>
      <text:p text:style-name="P2"><text:span text:style-name="T6">3: The typhlosole in an earthworm serves to increase the surface area for nutrient absorption.</text:span></text:p>
      <text:p text:style-name="P2"><text:span text:style-name="T6">4: The crop is not found in the earthworm, but instead in insects and birds.</text:span></text:p>
      <text:p text:style-name="P2"><text:span text:style-name="T6"/></text:p>
      <text:p text:style-name="P2"><text:span text:style-name="T6">ANSWER: '2 and 3'</text:span></text:p>
      <text:p text:style-name="P2"><text:span text:style-name="T6"/></text:p>
      <text:p text:style-name="P1">TOSS-UP</text:p>
      <text:p text:style-name="P2">15) <text:span text:style-name="T6">CHEMISTRY </text:span><text:span text:style-name="T1">Short Answer </text:span><text:span text:style-name="T6">Rank the following elements in order of INCREASING electronegativities: technetium, aluminum, fluorine, potassium, osmium.</text:span></text:p>
      <text:p text:style-name="P2"><text:span text:style-name="T6"/></text:p>
      <text:p text:style-name="P2"><text:span text:style-name="T6">ANSWER: 4, 2, 1, 5, 3</text:span></text:p>
      <text:p text:style-name="P2"><text:span text:style-name="T6"/></text:p>
      <text:p text:style-name="P1">BONUS</text:p>
      <text:p text:style-name="P2">16) <text:span text:style-name="T6">CHEMISTRY </text:span><text:span text:style-name="T1">Short Answer </text:span><text:span text:style-name="T6">By name or number, which of the following four statements is or are </text:span><text:soft-page-break/><text:span text:style-name="T6">correct about periodic trends?</text:span></text:p>
      <text:p text:style-name="P2"><text:span text:style-name="T6"/></text:p>
      <text:p text:style-name="P2"><text:span text:style-name="T6">1: Polarizabilities decrease from left to right along a period and increase down a group.</text:span></text:p>
      <text:p text:style-name="P2"><text:span text:style-name="T6">2: Electronegativities increase from left to right along a period and decrease down a group.</text:span></text:p>
      <text:p text:style-name="P2"><text:span text:style-name="T6">3: Ionization energies increase from left to right along a period and decrease down a group.</text:span></text:p>
      <text:p text:style-name="P2"><text:span text:style-name="T6">4: Out of carbon, aluminum, and germanium, germanium will have the highest polarizability.</text:span></text:p>
      <text:p text:style-name="P2"><text:span text:style-name="T6"/></text:p>
      <text:p text:style-name="P2"><text:span text:style-name="T6">ANSWER: 'all of them'</text:span></text:p>
      <text:p text:style-name="P2"><text:span text:style-name="T6"/></text:p>
      <text:p text:style-name="P1">TOSS-UP</text:p>
      <text:p text:style-name="P2">17) PHYSICS <text:span text:style-name="T1">Multiple Choice </text:span><text:span text:style-name="T6">What is the approximate index of refraction of a material if its K is approximately equal to 16, assuming its relative permeability is equal to unity?</text:span></text:p>
      <text:p text:style-name="P2"><text:span text:style-name="T6"/></text:p>
      <text:p text:style-name="P2"><text:span text:style-name="T6">W) 2</text:span></text:p>
      <text:p text:style-name="P2"><text:span text:style-name="T6">X) 4<text:line-break/>Y) 16</text:span></text:p>
      <text:p text:style-name="P2"><text:span text:style-name="T6">Z) 64<text:line-break/><text:line-break/>ANSWER: X) 4</text:span></text:p>
      <text:p text:style-name="P2"><text:span text:style-name="T6"/></text:p>
      <text:p text:style-name="P1">BONUS</text:p>
      <text:p text:style-name="P2">18) PHYSICS <text:span text:style-name="T1">Short Answer </text:span><text:span text:style-name="T6">By name or number, which of the following three statements is or are FALSE regarding optics?</text:span></text:p>
      <text:p text:style-name="P2"><text:span text:style-name="T6"><text:line-break/>1: The index of refraction, n, of a material, is equal to the square root of the material's K</text:span></text:p>
      <text:p text:style-name="P2"><text:span text:style-name="T6">2: The wave speed, v, of a material is equal to the inverse of the square root of its relative permeability times its relative dielectric constant.</text:span></text:p>
      <text:p text:style-name="P2"><text:span text:style-name="T6">3: In a vacuum, the relative permeability and relative dielectric constant are equal to one.</text:span></text:p>
      <text:p text:style-name="P2"><text:span text:style-name="T6"/></text:p>
      <text:p text:style-name="P2"><text:span text:style-name="T6">ANSWER: '1 and 2'</text:span></text:p>
      <text:p text:style-name="P2"><text:span text:style-name="T6"/></text:p>
      <text:p text:style-name="P1">TOSS-UP</text:p>
      <text:p text:style-name="P2">19) <text:span text:style-name="T6">MATHEMATICS </text:span><text:span text:style-name="T1">Short Answer </text:span><text:span text:style-name="T6">What is the fourth term of the eighth row of Pascal's triangle?</text:span></text:p>
      <text:p text:style-name="P2"><text:span text:style-name="T6"/></text:p>
      <text:p text:style-name="P2"><text:span text:style-name="T6">ANSWER: 35 (NOT 56)</text:span></text:p>
      <text:p text:style-name="P2"><text:span text:style-name="T6"/></text:p>
      <text:p text:style-name="P1">BONUS</text:p>
      <text:p text:style-name="P2">20) MATHEMATICS <text:span text:style-name="T1">Short Answer </text:span><text:span text:style-name="T6">Find the fifth term of (2x+3y)^5.</text:span></text:p>
      <text:p text:style-name="P2"><text:span text:style-name="T6"/></text:p>
      <text:p text:style-name="P2"><text:span text:style-name="T6">ANSWER: 810xy^4</text:span></text:p>
      <text:p text:style-name="P2"><text:span text:style-name="T6"/></text:p>
      <text:p text:style-name="P1">TOSS-UP</text:p>
      <text:p text:style-name="P2">21) <text:span text:style-name="T6">ENERGY </text:span><text:span text:style-name="T1">Short Answer </text:span><text:span text:style-name="T6">Rank the following countries by INCREASING nuclear energy production: Japan, South Korea, the UK, the USA, and France.</text:span></text:p>
      <text:p text:style-name="P2"><text:span text:style-name="T6"><text:line-break/>ANSWER: 3, 2, 1, 5, 4</text:span></text:p>
      <text:p text:style-name="P2"><text:span text:style-name="T6"/></text:p>
      <text:p text:style-name="P1">TOSS-UP</text:p>
      <text:p text:style-name="P2">22) <text:span text:style-name="T6">ENERGY </text:span><text:span text:style-name="T1">Multiple Choice </text:span><text:span text:style-name="T6">Which of the following countries produces the most wind power, per </text:span><text:soft-page-break/><text:span text:style-name="T6">capita, with 21% of stationary electricity production in its country credited to it?</text:span></text:p>
      <text:p text:style-name="P2"><text:span text:style-name="T6"/></text:p>
      <text:p text:style-name="P2"><text:span text:style-name="T6">W) Canada</text:span></text:p>
      <text:p text:style-name="P2"><text:span text:style-name="T6">X) Portugal</text:span></text:p>
      <text:p text:style-name="P2"><text:span text:style-name="T6">Y) Denmark</text:span></text:p>
      <text:p text:style-name="P2"><text:span text:style-name="T6">Z) Germany</text:span></text:p>
      <text:p text:style-name="P2"><text:span text:style-name="T6"><text:line-break/>ANSWER: Y) DENMARK</text:span></text:p>
      <text:p text:style-name="P2"><text:span text:style-name="T6"/></text:p>
      <text:p text:style-name="P1">TOSS-UP</text:p>
      <text:p text:style-name="P2">2<text:span text:style-name="T6">3) EARTH AND SPACE SCIENCE </text:span><text:span text:style-name="T1">Short Answer </text:span><text:span text:style-name="T6">What is known as the boundary between the Earth's crust and the mantle that separates the oceanic and continental crust from the underlying mantle?</text:span></text:p>
      <text:p text:style-name="P2"><text:span text:style-name="T6"/></text:p>
      <text:p text:style-name="P2"><text:span text:style-name="T6">ANSWER: MOHO DISCONTINUITY</text:span></text:p>
      <text:p text:style-name="P2"><text:span text:style-name="T6"/></text:p>
      <text:p text:style-name="P1">BONUS</text:p>
      <text:p text:style-name="P2">24) <text:span text:style-name="T6">EARTH AND SPACE SCIENCE </text:span><text:span text:style-name="T1">Short Answer </text:span><text:span text:style-name="T6">By name or number, which of the following four statements is or are TRUE about the Moho Discontinuity?</text:span></text:p>
      <text:p text:style-name="P2"><text:span text:style-name="T6"/></text:p>
      <text:p text:style-name="P2"><text:span text:style-name="T6">1: The Moho discontinuity lies between 20 to 50 kilometers below the ocean floor and 35 to 130 kilometers beneath typical continents.</text:span></text:p>
      <text:p text:style-name="P2"><text:span text:style-name="T6">2: It is suspected that the Moho is different in composition from the crust, as P-waves act differently when passing through them.</text:span></text:p>
      <text:p text:style-name="P2"><text:span text:style-name="T6">3: The Moho discontinuity is suspected to be composed of peridotite or dunite, rather than basalt.</text:span></text:p>
      <text:p text:style-name="P2"><text:span text:style-name="T6">4: Humankind has reached the Moho discontinuity.</text:span></text:p>
      <text:p text:style-name="P2"><text:span text:style-name="T6"/></text:p>
      <text:p text:style-name="P2"><text:span text:style-name="T6">ANSWER: '2 and 3'</text:span></text:p>
      <text:p text:style-name="P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 Kempster</meta:initial-creator>
    <meta:creation-date>2012-01-30T17:25:34.83</meta:creation-date>
    <meta:document-statistic meta:table-count="0" meta:image-count="0" meta:object-count="0" meta:page-count="5" meta:paragraph-count="127" meta:word-count="1278" meta:character-count="7446"/>
    <dc:date>2012-01-30T22:11:19.11</dc:date>
    <dc:creator>Matt Kempster</dc:creator>
    <meta:editing-duration>PT00H39M26S</meta:editing-duration>
    <meta:editing-cycles>1</meta:editing-cycles>
    <meta:generator>OpenOffice.org/3.1$Win32 OpenOffice.org_project/310m19$Build-9420</meta:generator>
  </office:meta>
</office:document-meta>
</file>